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99a2b" officeooo:paragraph-rsid="00199a2b" style:font-style-asian="normal" style:font-style-complex="normal"/>
    </style:style>
    <style:style style:name="P2" style:family="paragraph" style:parent-style-name="Standard">
      <style:text-properties fo:font-style="normal" fo:font-weight="bold" officeooo:rsid="00199a2b" officeooo:paragraph-rsid="001c5bbb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199a2b" officeooo:paragraph-rsid="00199a2b"/>
    </style:style>
    <style:style style:name="P4" style:family="paragraph" style:parent-style-name="Standard">
      <style:text-properties fo:font-weight="bold" officeooo:rsid="00199a2b" officeooo:paragraph-rsid="00199a2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7a1a2" officeooo:paragraph-rsid="0017a1a2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a1a2" officeooo:paragraph-rsid="0017a1a2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afef2" officeooo:paragraph-rsid="001afef2" style:font-weight-asian="bold" style:font-weight-complex="bold"/>
    </style:style>
    <style:style style:name="P8" style:family="paragraph" style:parent-style-name="Standard">
      <style:paragraph-properties fo:line-height="115%" style:shadow="none"/>
      <style:text-properties officeooo:rsid="001afef2" officeooo:paragraph-rsid="001afef2"/>
    </style:style>
    <style:style style:name="P9" style:family="paragraph" style:parent-style-name="Standard">
      <style:paragraph-properties fo:line-height="115%" style:shadow="none"/>
      <style:text-properties officeooo:rsid="0017a1a2" officeooo:paragraph-rsid="0017a1a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officeooo:rsid="000cbb5e" officeooo:paragraph-rsid="001faf96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0199a2b" officeooo:paragraph-rsid="00199a2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weight="normal" officeooo:rsid="001faf96" officeooo:paragraph-rsid="001faf96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fo:font-variant="normal" fo:text-transform="none" style:font-name="Liberation Serif1" fo:font-size="12pt" fo:font-style="normal" fo:font-weight="normal" officeooo:rsid="001faf96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1eb63f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line-height="120%" style:writing-mode="page"/>
      <style:text-properties style:font-name="Liberation Serif1" officeooo:paragraph-rsid="00199a2b"/>
    </style:style>
    <style:style style:name="P16" style:family="paragraph" style:parent-style-name="Table_20_Contents">
      <style:paragraph-properties fo:line-height="120%" style:writing-mode="page"/>
      <style:text-properties style:font-name="Liberation Serif1" officeooo:paragraph-rsid="001c5bbb"/>
    </style:style>
    <style:style style:name="P17" style:family="paragraph" style:parent-style-name="Table_20_Contents">
      <style:paragraph-properties fo:line-height="120%" style:writing-mode="page"/>
      <style:text-properties style:font-name="Liberation Serif1" officeooo:rsid="0034cd45" officeooo:paragraph-rsid="00199a2b"/>
    </style:style>
    <style:style style:name="P18" style:family="paragraph" style:parent-style-name="Table_20_Contents">
      <style:paragraph-properties fo:line-height="120%" style:writing-mode="page"/>
      <style:text-properties style:font-name="Liberation Serif1" officeooo:rsid="0034cd45" officeooo:paragraph-rsid="001eb63f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fo:text-transform="lowercase" style:use-window-font-color="true" style:font-name="Liberation Serif1" fo:font-size="12pt" fo:font-style="normal" fo:font-weight="normal" officeooo:rsid="0184e280" officeooo:paragraph-rsid="001faf96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 loext:shadow="non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style="normal" fo:font-weight="normal" officeooo:rsid="00199a2b" officeooo:paragraph-rsid="002b9e3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fo:font-variant="normal" fo:text-transform="none" style:font-name="Liberation Serif1" fo:font-size="12pt" fo:font-style="normal" fo:font-weight="normal" officeooo:rsid="001faf96" officeooo:paragraph-rsid="002b9e3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17605f6" officeooo:paragraph-rsid="002b9e3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2b9cce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line-height="120%" style:writing-mode="page"/>
      <style:text-properties style:font-name="Liberation Serif1" officeooo:paragraph-rsid="002b9cce"/>
    </style:style>
    <style:style style:name="P25" style:family="paragraph" style:parent-style-name="Table_20_Contents">
      <style:paragraph-properties fo:line-height="120%" style:writing-mode="page"/>
      <style:text-properties style:font-name="Liberation Serif1" officeooo:rsid="0034cd45" officeooo:paragraph-rsid="002b9e38"/>
    </style:style>
    <style:style style:name="P2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a1a2" officeooo:paragraph-rsid="0017a1a2" style:font-weight-asian="bold" style:font-weight-complex="bold"/>
    </style:style>
    <style:style style:name="P27" style:family="paragraph" style:parent-style-name="Standard">
      <style:paragraph-properties fo:line-height="115%" style:shadow="none"/>
      <style:text-properties officeooo:rsid="001afef2" officeooo:paragraph-rsid="0029cac0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00ff59e" officeooo:paragraph-rsid="00199a2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00ff59e" officeooo:paragraph-rsid="001faf96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01faf96" officeooo:paragraph-rsid="001faf96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normal" officeooo:rsid="000f7771" officeooo:paragraph-rsid="002c3ed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officeooo:rsid="000f7771" officeooo:paragraph-rsid="002c3ede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style="normal" fo:font-weight="normal" officeooo:rsid="001faf96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weight="normal" officeooo:rsid="001faf96" officeooo:paragraph-rsid="002c3ede" style:font-size-asian="12pt" style:font-weight-asian="normal" style:font-size-complex="12pt" style:font-weight-complex="normal"/>
    </style:style>
    <style:style style:name="T1" style:family="text">
      <style:text-properties officeooo:rsid="000268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6856" style:font-weight-asian="bold" style:font-weight-complex="bold"/>
    </style:style>
    <style:style style:name="T4" style:family="text">
      <style:text-properties fo:font-weight="bold" officeooo:rsid="00310a9c" style:font-weight-asian="bold" style:font-weight-complex="bold"/>
    </style:style>
    <style:style style:name="T5" style:family="text">
      <style:text-properties fo:font-weight="bold" officeooo:rsid="000ff59e" style:font-weight-asian="bold" style:font-weight-complex="bold"/>
    </style:style>
    <style:style style:name="T6" style:family="text">
      <style:text-properties officeooo:rsid="02809a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10a9c" style:font-weight-asian="normal" style:font-weight-complex="normal"/>
    </style:style>
    <style:style style:name="T9" style:family="text">
      <style:text-properties fo:text-transform="lowercase" style:use-window-font-color="true" fo:font-size="10pt" officeooo:rsid="0184e280" style:font-name-asian="Liberation Serif2" style:font-size-asian="10pt" style:font-name-complex="Liberation Serif2" style:font-size-complex="10pt" loext:shadow="none"/>
    </style:style>
    <style:style style:name="T10" style:family="text">
      <style:text-properties fo:text-transform="lowercase" style:use-window-font-color="true" fo:font-size="10pt" officeooo:rsid="002e680b" style:font-name-asian="Liberation Serif2" style:font-size-asian="10pt" style:font-name-complex="Liberation Serif2" style:font-size-complex="10pt" loext:shadow="none"/>
    </style:style>
    <style:style style:name="T11" style:family="text">
      <style:text-properties fo:text-transform="lowercase" style:use-window-font-color="true" fo:font-size="10pt" officeooo:rsid="00131835" style:font-name-asian="Liberation Serif2" style:font-size-asian="10pt" style:font-name-complex="Liberation Serif2" style:font-size-complex="10pt" loext:shadow="none"/>
    </style:style>
    <style:style style:name="T12" style:family="text">
      <style:text-properties fo:text-transform="lowercase" style:use-window-font-color="true" fo:font-size="10pt" officeooo:rsid="00026856" style:font-name-asian="Liberation Serif2" style:font-size-asian="10pt" style:font-name-complex="Liberation Serif2" style:font-size-complex="10pt" loext:shadow="none"/>
    </style:style>
    <style:style style:name="T13" style:family="text">
      <style:text-properties fo:text-transform="lowercase" style:use-window-font-color="true" fo:font-weight="normal" officeooo:rsid="00131835" style:font-name-asian="Liberation Serif2" style:font-weight-asian="normal" style:font-name-complex="Liberation Serif2" style:font-weight-complex="normal" loext:shadow="none"/>
    </style:style>
    <style:style style:name="T14" style:family="text">
      <style:text-properties fo:text-transform="lowercase" style:use-window-font-color="true" officeooo:rsid="0184e280" style:font-name-asian="Liberation Serif2" style:font-name-complex="Liberation Serif2" loext:shadow="none"/>
    </style:style>
    <style:style style:name="T15" style:family="text">
      <style:text-properties fo:text-transform="lowercase" style:use-window-font-color="true" officeooo:rsid="000ff59e" style:font-name-asian="Liberation Serif2" style:font-name-complex="Liberation Serif2" loext:shadow="none"/>
    </style:style>
    <style:style style:name="T16" style:family="text">
      <style:text-properties fo:text-transform="lowercase" style:use-window-font-color="true" officeooo:rsid="002e680b" style:font-name-asian="Liberation Serif2" style:font-name-complex="Liberation Serif2" loext:shadow="none"/>
    </style:style>
    <style:style style:name="T17" style:family="text">
      <style:text-properties fo:text-transform="lowercase" style:use-window-font-color="true" officeooo:rsid="001faf96" style:font-name-asian="Liberation Serif2" style:font-name-complex="Liberation Serif2" loext:shadow="none"/>
    </style:style>
    <style:style style:name="T18" style:family="text">
      <style:text-properties fo:text-transform="lowercase" style:use-window-font-color="true" officeooo:rsid="00131835" style:font-name-asian="Liberation Serif2" style:font-name-complex="Liberation Serif2" loext:shadow="none"/>
    </style:style>
    <style:style style:name="T19" style:family="text">
      <style:text-properties fo:text-transform="lowercase" style:use-window-font-color="true" officeooo:rsid="00026856" style:font-name-asian="Liberation Serif2" style:font-name-complex="Liberation Serif2" loext:shadow="none"/>
    </style:style>
    <style:style style:name="T20" style:family="text">
      <style:text-properties officeooo:rsid="000ff59e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1c5bbb"/>
    </style:style>
    <style:style style:name="T23" style:family="text">
      <style:text-properties style:font-name="Liberation Serif1" officeooo:rsid="001eb63f"/>
    </style:style>
    <style:style style:name="T24" style:family="text">
      <style:text-properties style:use-window-font-color="true" fo:font-size="10pt" officeooo:rsid="0184e280" style:font-name-asian="Liberation Serif2" style:font-size-asian="10pt" style:font-name-complex="Liberation Serif2" style:font-size-complex="10pt" loext:shadow="none"/>
    </style:style>
    <style:style style:name="T25" style:family="text">
      <style:text-properties style:use-window-font-color="true" fo:font-weight="normal" officeooo:rsid="0184e280" style:font-name-asian="Liberation Serif2" style:font-weight-asian="normal" style:font-name-complex="Liberation Serif2" style:font-weight-complex="normal"/>
    </style:style>
    <style:style style:name="T26" style:family="text">
      <style:text-properties style:use-window-font-color="true" officeooo:rsid="000ff59e" style:font-name-asian="Liberation Serif2" style:font-name-complex="Liberation Serif2"/>
    </style:style>
    <style:style style:name="T27" style:family="text">
      <style:text-properties style:use-window-font-color="true" style:font-name-asian="Liberation Serif2" style:font-name-complex="Liberation Serif2" loext:shadow="none"/>
    </style:style>
    <style:style style:name="T28" style:family="text">
      <style:text-properties style:use-window-font-color="true" officeooo:rsid="00222331" style:font-name-asian="Liberation Serif2" style:font-name-complex="Liberation Serif2" loext:shadow="none"/>
    </style:style>
    <style:style style:name="T29" style:family="text">
      <style:text-properties style:use-window-font-color="true" officeooo:rsid="0184e280" style:font-name-asian="Liberation Serif2" style:font-name-complex="Liberation Serif2" loext:shadow="none"/>
    </style:style>
    <style:style style:name="T30" style:family="text">
      <style:text-properties style:use-window-font-color="true" officeooo:rsid="000e6708" style:font-name-asian="Liberation Serif2" style:font-name-complex="Liberation Serif2" loext:shadow="none"/>
    </style:style>
    <style:style style:name="T31" style:family="text">
      <style:text-properties style:use-window-font-color="true" officeooo:rsid="00131835" style:font-name-asian="Liberation Serif2" style:font-name-complex="Liberation Serif2" loext:shadow="none"/>
    </style:style>
    <style:style style:name="T32" style:family="text">
      <style:text-properties style:use-window-font-color="true" officeooo:rsid="00026856" style:font-name-asian="Liberation Serif2" style:font-name-complex="Liberation Serif2" loext:shadow="none"/>
    </style:style>
    <style:style style:name="T33" style:family="text">
      <style:text-properties style:use-window-font-color="true" officeooo:rsid="002e680b" style:font-name-asian="Liberation Serif2" style:font-name-complex="Liberation Serif2" loext:shadow="none"/>
    </style:style>
    <style:style style:name="T34" style:family="text">
      <style:text-properties style:use-window-font-color="true" officeooo:rsid="002b9e38" style:font-name-asian="Liberation Serif2" style:font-name-complex="Liberation Serif2" loext:shadow="none"/>
    </style:style>
    <style:style style:name="T35" style:family="text">
      <style:text-properties fo:text-transform="uppercase" style:use-window-font-color="true" style:font-name="Liberation Sans1" fo:font-size="10pt" fo:font-weight="normal" officeooo:rsid="0184e280" style:font-name-asian="Liberation Serif2" style:font-size-asian="10pt" style:font-weight-asian="normal" style:font-name-complex="Liberation Serif2" style:font-size-complex="10pt" style:font-weight-complex="normal"/>
    </style:style>
    <style:style style:name="T36" style:family="text">
      <style:text-properties officeooo:rsid="001c5bbb"/>
    </style:style>
    <style:style style:name="T37" style:family="text">
      <style:text-properties officeooo:rsid="001cee19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0ff59e" style:font-style-asian="normal" style:font-style-complex="normal"/>
    </style:style>
    <style:style style:name="T40" style:family="text">
      <style:text-properties fo:font-style="normal" officeooo:rsid="000cbb5e" style:font-style-asian="normal" style:font-style-complex="normal"/>
    </style:style>
    <style:style style:name="T41" style:family="text">
      <style:text-properties fo:font-style="normal" officeooo:rsid="002c3ede" style:font-style-asian="normal" style:font-style-complex="normal"/>
    </style:style>
    <style:style style:name="T42" style:family="text">
      <style:text-properties officeooo:rsid="001faf96"/>
    </style:style>
    <style:style style:name="T43" style:family="text">
      <style:text-properties officeooo:rsid="0023d0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Contrôle de grec (2020.11.25)</text:p>
      <text:p text:style-name="P7"/>
      <text:p text:style-name="P5"/>
      <text:p text:style-name="P4">(1) alphabet <text:span text:style-name="T36">(/2 points)</text:span></text:p>
      <text:p text:style-name="P3"/>
      <text:p text:style-name="P8">Ecrire en minuscule la lettre <text:span text:style-name="T35">σ</text:span><text:span text:style-name="T21"><text:tab/>:</text:span></text:p>
      <text:p text:style-name="P27">Ecrire en majuscule la lettre <text:span text:style-name="T21">ω<text:tab/>:</text:span></text:p>
      <text:p text:style-name="P9"/>
      <text:p text:style-name="P2">(2) <text:span text:style-name="T36">deuxième </text:span>déclinaison, <text:span text:style-name="T36">type </text:span><text:span text:style-name="T22">ἄνθρωπος : compléter les formes manquantes </text:span><text:span text:style-name="T23">(/ 2 points)</text:span></text:p>
      <text:p text:style-name="P1"/>
      <text:p text:style-name="P24"><text:span text:style-name="T1">nominatif <text:tab/></text:span><text:span text:style-name="T3">ὁ</text:span><text:span text:style-name="T1"> </text:span>ἄνθρωπ<text:span text:style-name="T2">ος</text:span><text:tab/><text:tab/><text:tab/><text:span text:style-name="T2">οἱ</text:span> ἄνθρωπ<text:span text:style-name="T2">οι</text:span><text:tab/><text:tab/></text:p>
      <text:p text:style-name="P24"><text:span text:style-name="T1">accusatif<text:tab/></text:span><text:span text:style-name="T3">τὸν</text:span><text:span text:style-name="T1"> </text:span>ἄνθρωπ<text:span text:style-name="T2">ον<text:tab/></text:span><text:tab/><text:tab/><text:span text:style-name="T2">τοὺς</text:span> ἀνθρώπ<text:span text:style-name="T2">ους</text:span></text:p>
      <text:p text:style-name="P24"><text:span text:style-name="T1">génitif<text:tab/><text:tab/></text:span><text:span text:style-name="T3">τοῦ</text:span><text:span text:style-name="T1"> </text:span>ἀνθρώπ<text:span text:style-name="T2">______</text:span><text:tab/><text:tab/><text:span text:style-name="T2">τῶν</text:span> ἀνθρώπ<text:span text:style-name="T2">ων</text:span></text:p>
      <text:p text:style-name="P24"><text:span text:style-name="T1">datif<text:tab/><text:tab/></text:span><text:span text:style-name="T3">τῷ</text:span><text:span text:style-name="T1"> </text:span>ἀνθρώπ<text:span text:style-name="T2">ῳ</text:span><text:tab/><text:tab/><text:tab/><text:span text:style-name="T2">τoῖς</text:span> ἀνθρώπ<text:span text:style-name="T2">______</text:span></text:p>
      <text:p text:style-name="P23"/>
      <text:p text:style-name="P14">(3) conjugaison, <text:span text:style-name="T37">type λύω : compléter les formes manquantes (/ 2 points)</text:span></text:p>
      <text:p text:style-name="P15"><text:span text:style-name="T6">A.inf.présent</text:span><text:tab/><text:tab/><text:span text:style-name="T6">A.ind.présent<text:tab/><text:tab/><text:tab/>M//P.ind.présent<text:tab/></text:span></text:p>
      <text:p text:style-name="P15"><text:span text:style-name="T8">λύ</text:span><text:span text:style-name="T4">ειν</text:span></text:p>
      <text:p text:style-name="P25"><text:tab/><text:tab/><text:tab/>1S<text:tab/>λύ<text:span text:style-name="T2">ω</text:span></text:p>
      <text:p text:style-name="P25"><text:tab/><text:tab/><text:tab/>2S<text:tab/>λύ<text:span text:style-name="T2">__________</text:span></text:p>
      <text:p text:style-name="P25"><text:tab/><text:tab/><text:tab/>3S<text:tab/>λύ<text:span text:style-name="T2">ει<text:tab/><text:tab/><text:tab/></text:span><text:span text:style-name="T7">λύ</text:span><text:span text:style-name="T2">εται</text:span></text:p>
      <text:p text:style-name="P25"><text:tab/><text:tab/><text:tab/>1P<text:tab/>λύ<text:span text:style-name="T2">__________</text:span></text:p>
      <text:p text:style-name="P25"><text:tab/><text:tab/><text:tab/>2P<text:tab/>λύ<text:span text:style-name="T2">ετε</text:span></text:p>
      <text:p text:style-name="P25"><text:tab/><text:tab/><text:tab/>3P<text:tab/>λύ<text:span text:style-name="T2">ουσι</text:span>(ν)<text:tab/><text:tab/>λύ<text:span text:style-name="T2">ονται</text:span></text:p>
      <text:p text:style-name="P22"><text:span text:style-name="T2"/></text:p>
      <text:p text:style-name="P11">(4) vocabulaire <text:span text:style-name="T42">(/4 points)</text:span></text:p>
      <text:p text:style-name="P20">Traduire <text:span text:style-name="T14">ὁ </text:span><text:span text:style-name="T18">ὕπνοϛ, </text:span><text:span text:style-name="T19">τοῦ </text:span><text:span text:style-name="T18">ὕπνο</text:span><text:span text:style-name="T16">υ<text:tab/><text:tab/>:</text:span></text:p>
      <text:p text:style-name="P21"><text:span text:style-name="T27">Traduire </text:span><text:span text:style-name="T29">καινός, καινή, καινόν<text:tab/>:</text:span></text:p>
      <text:p text:style-name="P13"><text:span text:style-name="T28">T</text:span><text:span text:style-name="T27">raduire « </text:span><text:span text:style-name="T34">la maladie</text:span><text:span text:style-name="T27">»<text:tab/><text:tab/>:</text:span></text:p>
      <text:p text:style-name="P13"><text:span text:style-name="T28">T</text:span><text:span text:style-name="T27">raduire « terrible »<text:tab/><text:tab/><text:tab/>:</text:span></text:p>
      <text:p text:style-name="P19"/>
      <text:p text:style-name="P11">(5) étud<text:span text:style-name="T43">e d’une phrase </text:span>: <text:span text:style-name="T42">répondre aux questions posées (/8 points)</text:span></text:p>
      <text:p text:style-name="P32"><text:span text:style-name="T20">Κρίνει φίλουϛ ὁ καιρόϛ.</text:span></text:p>
      <text:p text:style-name="P28"/>
      <text:p text:style-name="P12"><text:span text:style-name="T39">Q</text:span><text:span text:style-name="T38">ue signifie cette phrase ?</text:span></text:p>
      <text:p text:style-name="P33">Où est le verbe dans cette phrase ?</text:p>
      <text:p text:style-name="P34"><text:span text:style-name="T38">A quel cas ({nominatif, accusatif, génitif, datif} + {singulier, pluriel}) est le mot </text:span><text:span text:style-name="T39">φίλουϛ</text:span><text:span text:style-name="T40"> ?</text:span></text:p>
      <text:p text:style-name="P12"><text:span text:style-name="T40">Q</text:span><text:span text:style-name="T38">uels sont les mots au nominatif </text:span><text:span text:style-name="T41">singulier</text:span><text:span text:style-name="T38"> ?</text:span></text:p>
      <text:p text:style-name="P33"/>
      <text:p text:style-name="P30">(6) Traduire la phrase suivant (/2 points)</text:p>
      <text:p text:style-name="P31"><text:span text:style-name="T20">Κρίνουσι φίλουϛ οἱ καιρ</text:span><text:span text:style-name="T18">ο</text:span><text:span text:style-name="T20">ὶ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09:23:20.501815481</meta:creation-date>
    <meta:generator>LibreOffice/6.0.7.3$Linux_X86_64 LibreOffice_project/00m0$Build-3</meta:generator>
    <dc:date>2020-11-21T09:50:45.784983935</dc:date>
    <meta:editing-duration>PT26M33S</meta:editing-duration>
    <meta:editing-cycles>16</meta:editing-cycles>
    <meta:document-statistic meta:table-count="0" meta:image-count="0" meta:object-count="0" meta:page-count="1" meta:paragraph-count="31" meta:word-count="172" meta:character-count="1077" meta:non-whitespace-character-count="895"/>
  </office:meta>
</office:document-meta>
</file>